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!-- Date/time Created:2015-02-10 08:55:47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vg:font-family="FreeSans" style:font-family-generic="swiss" style:name="FreeSans1"/>
    <style:font-face svg:font-family="'Liberation Serif'" style:font-family-generic="roman" style:font-pitch="variable" style:name="Liberation Serif"/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Droid Sans Fallback'" style:font-family-generic="system" style:font-pitch="variable" style:name="Droid Sans Fallback"/>
    <style:font-face svg:font-family="FreeSans" style:font-family-generic="system" style:font-pitch="variable" style:name="FreeSans"/>
  </office:font-face-decls>
  <office:automatic-styles>
    <style:style style:family="paragraph" style:list-style-name="L3" style:name="P1" style:parent-style-name="Heading_20_2">
      <style:text-properties officeooo:paragraph-rsid="00176519"/>
    </style:style>
    <style:style style:family="paragraph" style:list-style-name="L3" style:name="P2" style:parent-style-name="Heading_20_2">
      <style:text-properties officeooo:paragraph-rsid="00176519" officeooo:rsid="00176519"/>
    </style:style>
    <style:style style:family="paragraph" style:list-style-name="L3" style:name="P3" style:parent-style-name="Heading_20_2">
      <style:paragraph-properties style:auto-text-indent="false" fo:margin-left="0.5in" fo:margin-right="0in" fo:text-indent="-0.25in"/>
      <style:text-properties officeooo:paragraph-rsid="00176519" officeooo:rsid="00176519"/>
    </style:style>
    <style:style style:family="text" style:name="T1">
      <style:text-properties officeooo:rsid="00176519"/>
    </style:style>
    <text:list-style style:name="L1">
      <text:list-level-style-number text:level="1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text:level="2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text:level="3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text:level="4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text:level="5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text:level="6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text:level="7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text:level="8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text:level="9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text:level="10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L2">
      <text:list-level-style-number text:level="1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text:level="2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text:level="3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text:level="4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text:level="5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text:level="6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text:level="7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text:level="8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text:level="9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text:level="10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L3">
      <text:list-level-style-number text:level="1" style:num-format="1" style:num-prefix=" " style:num-suffix=" 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text:display-levels="2" text:level="2" style:num-format="1" style:num-prefix=" " style:num-suffix=" 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text:display-levels="3" text:level="3" style:num-format="1" style:num-prefix=" " style:num-suffix=" 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text:display-levels="4" text:level="4" style:num-format="1" style:num-prefix=" " style:num-suffix=" 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text:display-levels="5" text:level="5" style:num-format="1" style:num-prefix=" " style:num-suffix=" 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text:display-levels="6" text:level="6" style:num-format="1" style:num-prefix=" " style:num-suffix=" 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text:display-levels="7" text:level="7" style:num-format="1" style:num-prefix=" " style:num-suffix=" 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text:display-levels="8" text:level="8" style:num-format="1" style:num-prefix=" " style:num-suffix=" 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text:display-levels="9" text:level="9" style:num-format="1" style:num-prefix=" " style:num-suffix=" 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text:display-levels="10" text:level="10" style:num-format="1" style:num-prefix=" " style:num-suffix=" 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L4">
      <text:list-level-style-number text:level="1" style:num-format="1" style:num-prefix=" " style:num-suffix=".">
        <style:list-level-properties text:list-level-position-and-space-mode="label-alignment">
          <style:list-level-label-alignment text:label-followed-by="listtab" fo:margin-left="-0.25in" fo:text-indent="-0.25in"/>
        </style:list-level-properties>
      </text:list-level-style-number>
      <text:list-level-style-number text:level="2" style:num-format="1" style:num-prefix=" " style:num-suffix=".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style:num-format="1" style:num-prefix=" " style:num-suffix=".">
        <style:list-level-properties text:list-level-position-and-space-mode="label-alignment">
          <style:list-level-label-alignment text:label-followed-by="listtab" text:list-tab-stop-position="0.25in" fo:margin-left="0.25in" fo:text-indent="-0.25in"/>
        </style:list-level-properties>
      </text:list-level-style-number>
      <text:list-level-style-number text:level="4" style:num-format="1" style:num-prefix=" " style:num-suffix="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text:level="5" style:num-format="1" style:num-prefix=" " style:num-suffix="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text:level="6" style:num-format="1" style:num-prefix=" " style:num-suffix="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text:level="7" style:num-format="1" style:num-prefix=" " style:num-suffix="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text:level="8" style:num-format="1" style:num-prefix=" " style:num-suffix="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text:level="9" style:num-format="1" style:num-prefix=" " style:num-suffix="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text:level="10" style:num-format="1" style:num-prefix=" " style:num-suffix="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lePage</text:p>
      <text:p text:style-name="Text_20_body"/>
      <text:list xml:id="list1842413844411664983" text:style-name="L3">
        <text:list-item>
          <text:h text:outline-level="2" text:style-name="P2">Header 1</text:h>
          <text:list>
            <text:list-item>
              <text:h text:outline-level="2" text:style-name="P2">Header 2.1</text:h>
            </text:list-item>
          </text:list>
        </text:list-item>
        <text:list-item>
          <text:h text:outline-level="2" text:style-name="P3">Header 2</text:h>
          <text:list>
            <text:list-item>
              <text:h text:outline-level="2" text:style-name="P1"><text:span text:style-name="T1">Header 2.1</text:span></text:h>
            </text:list-item>
          </text:list>
        </text:list-item>
      </text:list>
      <text:p text:style-name="Text_20_body"/>
      <text:p text:style-name="Text_20_body"><text:span text:style-name="T1">Body text. <text:s/></text:span>Nothing Yet...</text:p>
      <!-- Added Tue 10 Feb 2015 07:12:16 AM EST -->
      <!-- Closing time everything below must stay-->
    </office:text>
  </office:body>
  <!-- end add-->
</office:document-content>
<!-- Document END--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creator>flint</dc:creator>
    <dc:date>2014-12-10T09:58:00</dc:date>
    <meta:print-date>2002-05-02T11:39:00</meta:print-date>
    <meta:editing-cycles>2</meta:editing-cycles>
    <meta:editing-duration>P15824DT17H31M44S</meta:editing-duration>
    <meta:generator>LibreOffice/4.2.7.2$Linux_X86_64 LibreOffice_project/420m0$Build-2</meta:generator>
    <meta:document-statistic meta:table-count="0" meta:image-count="0" meta:object-count="0" meta:page-count="2" meta:paragraph-count="39" meta:word-count="142" meta:character-count="865" meta:non-whitespace-character-count="787"/>
  </office:meta>
</office:document-meta>
</file>